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piewajmy Mu,</text:span><text:span text:style-name="T1"><text:line-break/></text:span><text:span text:style-name="T1">dziękujmy Mu</text:span><text:span text:style-name="T1"><text:line-break/></text:span><text:span text:style-name="T1">Jego miłość</text:span><text:span text:style-name="T1"><text:line-break/></text:span><text:span text:style-name="T1">przetrwa wiecz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n dobry jest,</text:span><text:span text:style-name="T1"><text:line-break/></text:span><text:span text:style-name="T1">On jest Panem mym</text:span><text:span text:style-name="T1"><text:line-break/></text:span><text:span text:style-name="T1">Jego miłość</text:span><text:span text:style-name="T1"><text:line-break/></text:span><text:span text:style-name="T1">przetrwa wiecznie</text:span><text:span text:style-name="T1"><text:line-break/></text:span><text:span text:style-name="T1"><text:line-break/></text:span><text:span text:style-name="T1">Wznieś głos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Na zawsze</text:span><text:span text:style-name="T1"><text:line-break/></text:span><text:span text:style-name="T1">Bóg jest wierny</text:span><text:span text:style-name="T1"><text:line-break/></text:span><text:span text:style-name="T1">Na zawsze mocny jest</text:span><text:span text:style-name="T1"><text:line-break/></text:span><text:span text:style-name="T1">Na zawsze</text:span><text:span text:style-name="T1"><text:line-break/></text:span><text:span text:style-name="T1">Bóg jest z nami,</text:span><text:span text:style-name="T1"><text:line-break/></text:span><text:span text:style-name="T1">na zawsz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d rana, aż</text:span><text:span text:style-name="T1"><text:line-break/></text:span><text:span text:style-name="T1">po nocy kres</text:span><text:span text:style-name="T1"><text:line-break/></text:span><text:span text:style-name="T1">Jego miłość</text:span><text:span text:style-name="T1"><text:line-break/></text:span><text:span text:style-name="T1">przetrwa wiecz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pieką swą</text:span><text:span text:style-name="T1"><text:line-break/></text:span><text:span text:style-name="T1">obdarza nas</text:span><text:span text:style-name="T1"><text:line-break/></text:span><text:span text:style-name="T1">Jego miłość</text:span><text:span text:style-name="T1"><text:line-break/></text:span><text:span text:style-name="T1">przetrwa wiecznie</text:span><text:span text:style-name="T1"><text:line-break/></text:span><text:span text:style-name="T1"><text:line-break/></text:span><text:span text:style-name="T1">Wznieś głos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Na zawsze</text:span><text:span text:style-name="T1"><text:line-break/></text:span><text:span text:style-name="T1">Bóg jest wierny</text:span><text:span text:style-name="T1"><text:line-break/></text:span><text:span text:style-name="T1">Na zawsze mocny jest</text:span><text:span text:style-name="T1"><text:line-break/></text:span><text:span text:style-name="T1">Na zawsze</text:span><text:span text:style-name="T1"><text:line-break/></text:span><text:span text:style-name="T1">Bóg jest z nami,</text:span><text:span text:style-name="T1"><text:line-break/></text:span><text:span text:style-name="T1">na zawsz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15:37:33</meta:creation-date>
    <dc:date>2013-05-07T19:25:56.77</dc:date>
    <dc:language>pl-PL</dc:language>
    <meta:editing-cycles>9</meta:editing-cycles>
    <meta:editing-duration>PT44M25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